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cm"/>
    </style:style>
    <style:style style:name="gr2" style:family="graphic" style:parent-style-name="standard">
      <style:graphic-properties draw:stroke="none" svg:stroke-color="#000000" draw:fill="none" draw:fill-color="#ffffff" fo:min-height="0.395cm"/>
    </style:style>
    <style:style style:name="gr3" style:family="graphic" style:parent-style-name="standard">
      <style:graphic-properties svg:stroke-width="0.03cm" svg:stroke-color="#000000" draw:marker-start="Circle" draw:marker-start-width="0.2cm" draw:marker-end="Circle" draw:marker-end-width="0.2cm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00cc" fo:min-height="0.45cm"/>
    </style:style>
    <style:style style:name="gr5" style:family="graphic" style:parent-style-name="standard">
      <style:graphic-properties draw:stroke="none" svg:stroke-color="#000000" draw:fill="none" draw:fill-color="#ffffff" fo:min-height="9.718cm"/>
    </style:style>
    <style:style style:name="gr6" style:family="graphic" style:parent-style-name="standard">
      <style:graphic-properties draw:stroke="none" svg:stroke-color="#000000" draw:fill="none" draw:fill-color="#ffffff" fo:min-height="2.75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fo:min-height="0.789cm"/>
    </style:style>
    <style:style style:name="gr9" style:family="graphic" style:parent-style-name="standard">
      <style:graphic-properties svg:stroke-color="#000000" draw:marker-start="Circle" draw:marker-end="Circle" draw:textarea-vertical-align="middle"/>
    </style:style>
    <style:style style:name="co1" style:family="table-column">
      <style:table-column-properties style:column-width="2.73cm" style:use-optimal-column-width="false"/>
    </style:style>
    <style:style style:name="co2" style:family="table-column">
      <style:table-column-properties style:column-width="1.411cm" style:use-optimal-column-width="false"/>
    </style:style>
    <style:style style:name="co3" style:family="table-column">
      <style:table-column-properties style:column-width="1.031cm" style:use-optimal-column-width="false"/>
    </style:style>
    <style:style style:name="co4" style:family="table-column">
      <style:table-column-properties style:column-width="3.455cm" style:use-optimal-column-width="false"/>
    </style:style>
    <style:style style:name="co5" style:family="table-column">
      <style:table-column-properties style:column-width="1.539cm" style:use-optimal-column-width="false"/>
    </style:style>
    <style:style style:name="co6" style:family="table-column">
      <style:table-column-properties style:column-width="0.983cm" style:use-optimal-column-width="false"/>
    </style:style>
    <style:style style:name="ro1" style:family="table-row">
      <style:table-row-properties style:row-height="0.723cm"/>
    </style:style>
    <style:style style:name="ro2" style:family="table-row">
      <style:table-row-properties style:row-height="0.679cm"/>
    </style:style>
    <style:style style:name="ro3" style:family="table-row">
      <style:table-row-properties style:row-height="0.789cm"/>
    </style:style>
    <style:style style:name="ro4" style:family="table-row">
      <style:table-row-properties style:row-height="0.741cm"/>
    </style:style>
    <style:style style:name="ro5" style:family="table-row">
      <style:table-row-properties style:row-height="0.715cm"/>
    </style:style>
    <style:style style:name="ro6" style:family="table-row">
      <style:table-row-properties style:row-height="0.726cm"/>
    </style:style>
    <style:style style:name="ro7" style:family="table-row">
      <style:table-row-properties style:row-height="0.655cm"/>
    </style:style>
    <style:style style:name="ro8" style:family="table-row">
      <style:table-row-properties style:row-height="1.049cm"/>
    </style:style>
    <style:style style:name="ce1" style:family="table-cell">
      <loext:graphic-properties draw:fill="solid" draw:fill-color="#ffff66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solid" draw:fill-color="#ffff99"/>
      <style:paragraph-properties fo:border="0.03pt solid #000000"/>
      <style:text-properties fo:font-size="10pt" style:font-size-asian="18pt" style:font-size-complex="18pt"/>
    </style:style>
    <style:style style:name="ce3" style:family="table-cell">
      <loext:graphic-properties draw:fill="none" draw:fill-color="#ffffff"/>
      <style:paragraph-properties fo:border="0.03pt solid #000000"/>
      <style:text-properties fo:color="#000000" fo:font-size="10pt" style:font-size-asian="18pt" style:font-size-complex="18pt"/>
    </style:style>
    <style:style style:name="ce4" style:family="table-cell">
      <loext:graphic-properties draw:fill="none" draw:fill-color="#ffffff"/>
      <style:paragraph-properties fo:border-left="none" fo:border-right="0.03pt solid #000000" fo:border-top="0.03pt solid #000000" fo:border-bottom="0.03pt solid #000000"/>
      <style:text-properties fo:font-size="10pt" style:font-size-asian="18pt" style:font-size-complex="18pt"/>
    </style:style>
    <style:style style:name="ce5" style:family="table-cell">
      <loext:graphic-properties draw:fill="none" draw:fill-color="#ffffff"/>
      <style:paragraph-properties fo:border="0.03pt solid #000000"/>
      <style:text-properties fo:font-size="10pt" style:font-size-asian="18pt" style:font-size-complex="18pt"/>
    </style:style>
    <style:style style:name="ce6" style:family="table-cell">
      <loext:graphic-properties draw:fill="none" draw:fill-color="#ffff66"/>
      <style:paragraph-properties fo:border="0.03pt solid #000000"/>
      <style:text-properties fo:font-size="10pt" style:font-size-asian="18pt" style:font-size-complex="18pt"/>
    </style:style>
    <style:style style:name="P1" style:family="paragraph">
      <loext:graphic-properties draw:fill="none" draw:fill-color="#ffffff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8pt" style:font-size-complex="18pt"/>
    </style:style>
    <style:style style:name="P4" style:family="paragraph">
      <loext:graphic-properties draw:fill="none" draw:fill-color="#ff00cc"/>
      <style:text-properties fo:font-size="10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000000"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171cm" svg:height="2.759cm" svg:x="19.229cm" svg:y="2.6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1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Befun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Fundnummer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5.1cm" svg:height="0.7cm" svg:x="19.288cm" svg:y="1.9cm">
          <draw:text-box>
            <text:p><text:span text:style-name="T1">Befund_Fundnummer</text:span></text:p>
          </draw:text-box>
        </draw:frame>
        <draw:frame draw:style-name="standard" draw:layer="layout" svg:width="5.171cm" svg:height="2.08cm" svg:x="19.329cm" svg:y="14.2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2" table:default-cell-style-name="ce2">
              <table:table-cell>
                <text:p><text:span text:style-name="T1">Verzierungen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5.1cm" svg:height="0.7cm" svg:x="19.3cm" svg:y="13.517cm">
          <draw:text-box>
            <text:p><text:span text:style-name="T1">Verzierungen</text:span></text:p>
          </draw:text-box>
        </draw:frame>
        <draw:frame draw:style-name="gr2" draw:text-style-name="P1" draw:layer="layout" svg:width="1.3cm" svg:height="0.645cm" svg:x="24.9cm" svg:y="5.455cm">
          <draw:text-box>
            <text:p><text:span text:style-name="T1">1:n</text:span></text:p>
          </draw:text-box>
        </draw:frame>
        <draw:connector draw:style-name="gr3" draw:text-style-name="P2" draw:layer="layout" svg:x1="24.881cm" svg:y1="15.182cm" svg:x2="26.446cm" svg:y2="9.886cm" svg:d="M24881 15182v-2648h1565v-2648" svg:viewBox="0 0 1566 5297">
          <text:p/>
        </draw:connector>
        <draw:connector draw:style-name="gr3" draw:text-style-name="P2" draw:layer="layout" svg:x1="24.703cm" svg:y1="15.563cm" svg:x2="26.123cm" svg:y2="13.621cm" svg:d="M24703 15563v-971h1420v-971" svg:viewBox="0 0 1421 1943">
          <text:p/>
        </draw:connector>
        <draw:frame draw:style-name="gr2" draw:text-style-name="P1" draw:layer="layout" svg:width="1.3cm" svg:height="0.645cm" svg:x="25cm" svg:y="12.7cm">
          <draw:text-box>
            <text:p><text:span text:style-name="T1">1:n</text:span></text:p>
          </draw:text-box>
        </draw:frame>
        <draw:frame draw:style-name="standard" draw:layer="layout" svg:width="5.171cm" svg:height="2.759cm" svg:x="2.8cm" svg:y="12.6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Faerbu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Code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5.1cm" svg:height="0.7cm" svg:x="2.859cm" svg:y="11.926cm">
          <draw:text-box>
            <text:p><text:span text:style-name="T1">Brandfarbe</text:span></text:p>
          </draw:text-box>
        </draw:frame>
        <draw:frame draw:style-name="gr2" draw:text-style-name="P1" draw:layer="layout" svg:width="1.3cm" svg:height="0.645cm" svg:x="8.2cm" svg:y="14.072cm">
          <draw:text-box>
            <text:p><text:span text:style-name="T1">1:n</text:span></text:p>
          </draw:text-box>
        </draw:frame>
        <draw:frame draw:style-name="standard" draw:layer="layout" svg:width="5.976cm" svg:height="17.985cm" svg:x="10.72cm" svg:y="6.5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>
              <table:table-cell table:style-name="ce3">
                <text:p><text:span text:style-name="T2">Name</text:span></text:p>
              </table:table-cell>
              <table:table-cell table:style-name="ce4">
                <text:p><text:span text:style-name="T1">Typ</text:span></text:p>
              </table:table-cell>
              <table:table-cell table:style-name="ce5">
                <text:p><text:span text:style-name="T1">PK</text:span></text:p>
              </table:table-cell>
            </table:table-row>
            <table:table-row table:style-name="ro4" table:default-cell-style-name="ce5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5" table:default-cell-style-name="ce5">
              <table:table-cell>
                <text:p><text:span text:style-name="T1">Zch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Fundnr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Anzahl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Dmin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D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Proz_erhalt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Farb_a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Farb_a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Farb_a3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Farb_i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Farb_i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Farb_Kern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Verzierung_a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Verzierung_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Mag_min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Mag_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BZCHN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5" table:default-cell-style-name="ce5">
              <table:table-cell>
                <text:p text:style-name="P3">Randform</text:p>
              </table:table-cell>
              <table:table-cell>
                <text:p text:style-name="P3">INT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Anmerku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Gefäßtyp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Randform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5" table:default-cell-style-name="ce5">
              <table:table-cell>
                <text:p><text:span text:style-name="T1">joint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6" table:default-cell-style-name="ce5">
              <table:table-cell>
                <text:p><text:span text:style-name="T1">Zenodo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gr4" draw:text-style-name="P4" draw:layer="layout" svg:width="5.1cm" svg:height="0.7cm" svg:x="10.8cm" svg:y="5.8cm">
          <draw:text-box>
            <text:p><text:span text:style-name="T1">Profil_Zchng_Tab</text:span></text:p>
          </draw:text-box>
        </draw:frame>
        <draw:connector draw:style-name="gr3" draw:text-style-name="P2" draw:layer="layout" svg:x1="8.4cm" svg:y1="14.817cm" svg:x2="10.414cm" svg:y2="13.898cm" svg:d="M8400 14817h1007v-919h1007" svg:viewBox="0 0 2015 920">
          <text:p/>
        </draw:connector>
        <draw:connector draw:style-name="gr3" draw:text-style-name="P2" draw:layer="layout" svg:x1="24.695cm" svg:y1="5cm" svg:x2="26.636cm" svg:y2="8.662cm" svg:d="M24695 5000v1831h1941v1831" svg:viewBox="0 0 1942 3663">
          <text:p/>
        </draw:connector>
        <draw:connector draw:style-name="gr3" draw:text-style-name="P2" draw:layer="layout" svg:x1="8.4cm" svg:y1="14.817cm" svg:x2="10.559cm" svg:y2="15.093cm" svg:d="M8400 14817h1080v276h1079" svg:viewBox="0 0 2160 277">
          <text:p/>
        </draw:connector>
        <draw:connector draw:style-name="gr3" draw:text-style-name="P2" xml:id="id1" draw:id="id1" draw:layer="layout" svg:x1="8.4cm" svg:y1="14.807cm" svg:x2="10.372cm" svg:y2="14.491cm" svg:d="M8400 14807h986v-316h986" svg:viewBox="0 0 1973 317">
          <text:p/>
        </draw:connector>
        <draw:connector draw:style-name="gr3" draw:text-style-name="P2" draw:layer="layout" svg:x1="17.116cm" svg:y1="17.069cm" svg:x2="18.352cm" svg:y2="15.738cm" svg:d="M17116 17069v-665h1236v-666" svg:viewBox="0 0 1237 1332">
          <text:p/>
        </draw:connector>
        <draw:connector draw:style-name="gr3" draw:text-style-name="P2" draw:layer="layout" svg:x1="16.795cm" svg:y1="8.617cm" svg:x2="18.935cm" svg:y2="5.118cm" svg:d="M16795 8617v-1749h2140v-1750" svg:viewBox="0 0 2141 3500">
          <text:p/>
        </draw:connector>
        <draw:frame draw:style-name="gr2" draw:text-style-name="P1" draw:layer="layout" svg:width="1.3cm" svg:height="0.645cm" svg:x="17.5cm" svg:y="5.5cm">
          <draw:text-box>
            <text:p><text:span text:style-name="T1">n:1</text:span></text:p>
          </draw:text-box>
        </draw:frame>
        <draw:frame draw:style-name="gr2" draw:text-style-name="P1" draw:layer="layout" svg:width="1.3cm" svg:height="0.645cm" svg:x="16.9cm" svg:y="15.5cm">
          <draw:text-box>
            <text:p><text:span text:style-name="T1">n:1</text:span></text:p>
          </draw:text-box>
        </draw:frame>
        <draw:frame draw:style-name="gr5" draw:text-style-name="P5" draw:layer="layout" svg:width="8.3cm" svg:height="9.968cm" svg:x="1.4cm" svg:y="1.6cm">
          <draw:text-box>
            <text:p>Datenbankschema Teil 3</text:p>
            <text:p>Profile</text:p>
            <text:p>Wandscherben</text:p>
            <text:p>und Gewicht-Befund</text:p>
            <text:p/>
            <text:p><text:span text:style-name="T3">Tabellen</text:span></text:p>
            <text:p><text:span text:style-name="T3"/></text:p>
            <text:p><text:span text:style-name="T3">Befund_Fundnummer</text:span></text:p>
            <text:p><text:span text:style-name="T3">WS_Tab</text:span></text:p>
            <text:p><text:span text:style-name="T3">Profil_Zchng_Tab</text:span></text:p>
            <text:p><text:span text:style-name="T3"/></text:p>
            <text:p><text:span text:style-name="T3"/></text:p>
            <text:p><text:span text:style-name="T3">Brandfarbe</text:span></text:p>
            <text:p><text:span text:style-name="T3">Gefässtyp</text:span></text:p>
            <text:p><text:span text:style-name="T3">Verzierung</text:span></text:p>
            <text:p><text:span text:style-name="T3">Ware</text:span></text:p>
            <text:p><text:span text:style-name="T3"/></text:p>
          </draw:text-box>
        </draw:frame>
        <draw:frame draw:style-name="gr6" draw:text-style-name="P6" draw:layer="layout" svg:width="16.7cm" svg:height="3cm" svg:x="1.6cm" svg:y="23.9cm">
          <draw:text-box>
            <text:p><text:span text:style-name="T3">INT - Integer</text:span></text:p>
            <text:p><text:span text:style-name="T3">PK - Primary Key</text:span></text:p>
          </draw:text-box>
        </draw:frame>
        <draw:connector draw:style-name="gr3" draw:text-style-name="P2" draw:layer="layout" svg:x1="8.4cm" svg:y1="14.807cm" svg:x2="10.5cm" svg:y2="15.6cm" draw:start-shape="id1" draw:start-glue-point="2" svg:d="M8400 14807v697h2100v96" svg:viewBox="0 0 2101 794">
          <text:p/>
        </draw:connector>
        <draw:connector draw:style-name="gr3" draw:text-style-name="P2" draw:layer="layout" svg:x1="8.4cm" svg:y1="14.807cm" svg:x2="10.559cm" svg:y2="16.4cm" draw:start-shape="id1" draw:start-glue-point="2" svg:d="M8400 14807v1097h2159v496" svg:viewBox="0 0 2160 1594">
          <text:p/>
        </draw:connector>
        <draw:connector draw:style-name="gr3" draw:text-style-name="P2" draw:layer="layout" draw:line-skew="1.3cm" svg:x1="8.4cm" svg:y1="14.807cm" svg:x2="10.514cm" svg:y2="12.581cm" draw:start-shape="id1" draw:start-glue-point="2" svg:d="M8400 14807h800v-2226h1314" svg:viewBox="0 0 2115 2227">
          <text:p/>
        </draw:connector>
        <draw:connector draw:style-name="gr3" draw:text-style-name="P2" draw:layer="layout" draw:line-skew="1.3cm" svg:x1="8.4cm" svg:y1="14.807cm" svg:x2="10.514cm" svg:y2="13.3cm" draw:start-shape="id1" draw:start-glue-point="2" svg:d="M8400 14807h800v-1507h1314" svg:viewBox="0 0 2115 1508">
          <text:p/>
        </draw:connector>
        <draw:frame draw:style-name="standard" draw:layer="layout" svg:width="5.171cm" svg:height="2.759cm" svg:x="19.3cm" svg:y="17.8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Gefasstyp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Code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1" draw:layer="layout" svg:width="5.1cm" svg:height="0.7cm" svg:x="19.359cm" svg:y="17.1cm">
          <draw:text-box>
            <text:p><text:span text:style-name="T1">Gefäßtyp</text:span></text:p>
          </draw:text-box>
        </draw:frame>
        <draw:connector draw:style-name="gr3" draw:text-style-name="P2" draw:layer="layout" svg:x1="24.678cm" svg:y1="20.295cm" svg:x2="26.8cm" svg:y2="19.754cm" svg:d="M24678 20295h1061v-541h1061" svg:viewBox="0 0 2123 542">
          <text:p/>
        </draw:connector>
        <draw:frame draw:style-name="gr7" draw:text-style-name="P1" draw:layer="layout" svg:width="1.2cm" svg:height="0.645cm" svg:x="24.8cm" svg:y="19.2cm">
          <draw:text-box>
            <text:p><text:span text:style-name="T1">1:n</text:span></text:p>
          </draw:text-box>
        </draw:frame>
        <draw:connector draw:style-name="gr3" draw:text-style-name="P2" draw:layer="layout" svg:x1="25.102cm" svg:y1="15.563cm" svg:x2="26.446cm" svg:y2="13.795cm" svg:d="M25102 15563v-884h1344v-884" svg:viewBox="0 0 1345 1769">
          <text:p/>
        </draw:connector>
        <draw:connector draw:style-name="gr3" draw:text-style-name="P2" draw:layer="layout" svg:x1="24.881cm" svg:y1="15.182cm" svg:x2="26.695cm" svg:y2="13.048cm" svg:d="M24881 15182v-1067h1814v-1067" svg:viewBox="0 0 1815 2135">
          <text:p/>
        </draw:connector>
        <draw:connector draw:style-name="gr3" draw:text-style-name="P2" draw:layer="layout" svg:x1="25.4cm" svg:y1="15.439cm" svg:x2="26.6cm" svg:y2="14.388cm" svg:d="M25400 15439h600v-1051h600" svg:viewBox="0 0 1201 1052">
          <text:p/>
        </draw:connector>
        <draw:connector draw:style-name="gr3" draw:text-style-name="P2" draw:layer="layout" svg:x1="24.728cm" svg:y1="24.205cm" svg:x2="26.695cm" svg:y2="21.69cm" svg:d="M24728 24205v-1257h1967v-1258" svg:viewBox="0 0 1968 2516">
          <text:p/>
        </draw:connector>
        <draw:frame draw:style-name="gr2" draw:text-style-name="P1" draw:layer="layout" svg:width="1.3cm" svg:height="0.645cm" svg:x="25.2cm" svg:y="22.255cm">
          <draw:text-box>
            <text:p><text:span text:style-name="T1">1:n</text:span></text:p>
          </draw:text-box>
        </draw:frame>
        <draw:frame draw:style-name="standard" draw:layer="layout" svg:width="5.976cm" svg:height="15.197cm" svg:x="27.003cm" svg:y="6.80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7">
              <table:table-cell table:style-name="ce3">
                <text:p><text:span text:style-name="T2">Name</text:span></text:p>
              </table:table-cell>
              <table:table-cell table:style-name="ce4">
                <text:p><text:span text:style-name="T1">Typ</text:span></text:p>
              </table:table-cell>
              <table:table-cell table:style-name="ce5">
                <text:p><text:span text:style-name="T1">PK</text:span></text:p>
              </table:table-cell>
            </table:table-row>
            <table:table-row table:style-name="ro7" table:default-cell-style-name="ce5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7" table:default-cell-style-name="ce5">
              <table:table-cell>
                <text:p><text:span text:style-name="T1">Fundnr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7" table:default-cell-style-name="ce5">
              <table:table-cell>
                <text:p><text:span text:style-name="T1">Anzahl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7" table:default-cell-style-name="ce5">
              <table:table-cell>
                <text:p><text:span text:style-name="T1">Verzierung_a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8" table:default-cell-style-name="ce5">
              <table:table-cell>
                <text:p><text:span text:style-name="T1">Verzierung_a1_mehrfach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7" table:default-cell-style-name="ce5">
              <table:table-cell>
                <text:p><text:span text:style-name="T1">Verzierung_a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8" table:default-cell-style-name="ce5">
              <table:table-cell>
                <text:p><text:span text:style-name="T1">Verzierung_a2_mehrfach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7" table:default-cell-style-name="ce5">
              <table:table-cell>
                <text:p><text:span text:style-name="T1">Verzierung_a3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7" table:default-cell-style-name="ce5">
              <table:table-cell>
                <text:p><text:span text:style-name="T1">Verzierung_a4</text:span></text:p>
              </table:table-cell>
              <table:table-cell>
                <text:p text:style-name="P3">INT</text:p>
              </table:table-cell>
              <table:table-cell/>
            </table:table-row>
            <table:table-row table:style-name="ro7" table:default-cell-style-name="ce5">
              <table:table-cell>
                <text:p text:style-name="P3">Verzier_i</text:p>
              </table:table-cell>
              <table:table-cell>
                <text:p text:style-name="P3">INT</text:p>
              </table:table-cell>
              <table:table-cell/>
            </table:table-row>
            <table:table-row table:style-name="ro7" table:default-cell-style-name="ce5">
              <table:table-cell>
                <text:p><text:span text:style-name="T1">WS_min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7" table:default-cell-style-name="ce5">
              <table:table-cell>
                <text:p><text:span text:style-name="T1">WS_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7" table:default-cell-style-name="ce5">
              <table:table-cell>
                <text:p text:style-name="P3">D_max</text:p>
              </table:table-cell>
              <table:table-cell>
                <text:p text:style-name="P3">REAL</text:p>
              </table:table-cell>
              <table:table-cell/>
            </table:table-row>
            <table:table-row table:style-name="ro7" table:default-cell-style-name="ce5">
              <table:table-cell>
                <text:p text:style-name="P3">Proz_enthalt</text:p>
              </table:table-cell>
              <table:table-cell>
                <text:p text:style-name="P3">REAL</text:p>
              </table:table-cell>
              <table:table-cell/>
            </table:table-row>
            <table:table-row table:style-name="ro7" table:default-cell-style-name="ce5">
              <table:table-cell>
                <text:p text:style-name="P3">Fragmenttyp</text:p>
              </table:table-cell>
              <table:table-cell>
                <text:p text:style-name="P3">INT</text:p>
              </table:table-cell>
              <table:table-cell/>
            </table:table-row>
            <table:table-row table:style-name="ro7" table:default-cell-style-name="ce5">
              <table:table-cell>
                <text:p><text:span text:style-name="T1">Anmerku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7" table:default-cell-style-name="ce5">
              <table:table-cell>
                <text:p text:style-name="P3">Zchng</text:p>
              </table:table-cell>
              <table:table-cell>
                <text:p text:style-name="P3">TEXT</text:p>
              </table:table-cell>
              <table:table-cell/>
            </table:table-row>
            <table:table-row table:style-name="ro7" table:default-cell-style-name="ce5">
              <table:table-cell>
                <text:p text:style-name="P3">Typ</text:p>
              </table:table-cell>
              <table:table-cell>
                <text:p text:style-name="P3">INT</text:p>
              </table:table-cell>
              <table:table-cell/>
            </table:table-row>
            <table:table-row table:style-name="ro7" table:default-cell-style-name="ce5">
              <table:table-cell>
                <text:p><text:span text:style-name="T1">Gefäßtyp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7" table:default-cell-style-name="ce5">
              <table:table-cell>
                <text:p><text:span text:style-name="T1">joint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7" table:default-cell-style-name="ce5">
              <table:table-cell>
                <text:p><text:span text:style-name="T1">Ware</text:span></text:p>
              </table:table-cell>
              <table:table-cell>
                <text:p><text:span text:style-name="T1">INT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" draw:text-style-name="P1" draw:layer="layout" svg:width="5.1cm" svg:height="0.7cm" svg:x="27cm" svg:y="6.121cm">
          <draw:text-box>
            <text:p><text:span text:style-name="T1">WS_Tab</text:span></text:p>
          </draw:text-box>
        </draw:frame>
        <draw:frame draw:style-name="standard" draw:layer="layout" svg:width="5.171cm" svg:height="2.08cm" svg:x="19.229cm" svg:y="23.0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CODE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2" table:default-cell-style-name="ce2">
              <table:table-cell>
                <text:p><text:span text:style-name="T1">Ware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" draw:text-style-name="P1" draw:layer="layout" svg:width="5.1cm" svg:height="0.7cm" svg:x="19.288cm" svg:y="22.3cm">
          <draw:text-box>
            <text:p><text:span text:style-name="T1">Ware</text:span></text:p>
          </draw:text-box>
        </draw:frame>
        <draw:connector draw:style-name="gr3" draw:text-style-name="P2" draw:layer="layout" svg:x1="25.425cm" svg:y1="15.115cm" svg:x2="26.67cm" svg:y2="11.43cm" svg:d="M25425 15115v-1842h1245v-1843" svg:viewBox="0 0 1246 3686">
          <text:p/>
        </draw:connector>
        <draw:connector draw:style-name="gr3" draw:text-style-name="P2" draw:layer="layout" svg:x1="17.356cm" svg:y1="17.83cm" svg:x2="18.8cm" svg:y2="15.9cm" svg:d="M17356 17830v-965h1444v-965" svg:viewBox="0 0 1445 1931">
          <text:p/>
        </draw:connector>
        <draw:connector draw:style-name="gr3" draw:text-style-name="P2" draw:layer="layout" svg:x1="16.933cm" svg:y1="21.963cm" svg:x2="18.944cm" svg:y2="20.27cm" svg:d="M16933 21963h1006v-1693h1005" svg:viewBox="0 0 2012 1694">
          <text:p/>
        </draw:connector>
        <draw:frame draw:style-name="gr2" draw:text-style-name="P1" draw:layer="layout" svg:width="1.3cm" svg:height="0.645cm" svg:x="17.8cm" svg:y="19.355cm">
          <draw:text-box>
            <text:p><text:span text:style-name="T1">n:1</text:span></text:p>
          </draw:text-box>
        </draw:frame>
        <draw:frame draw:style-name="standard" draw:layer="layout" svg:width="5.171cm" svg:height="3.438cm" svg:x="34.329cm" svg:y="2.9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6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6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 text:style-name="P3">x</text:p>
              </table:table-cell>
            </table:table-row>
            <table:table-row table:style-name="ro2" table:default-cell-style-name="ce6">
              <table:table-cell>
                <text:p><text:span text:style-name="T1">Befun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6">
              <table:table-cell>
                <text:p><text:span text:style-name="T1">Fundnummer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6">
              <table:table-cell>
                <text:p text:style-name="P3">Gramm</text:p>
              </table:table-cell>
              <table:table-cell>
                <text:p text:style-name="P3">INT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frame draw:style-name="gr8" draw:text-style-name="P1" draw:layer="layout" svg:width="6.001cm" svg:height="1.039cm" svg:x="34.2cm" svg:y="2.161cm">
          <draw:text-box>
            <text:p><text:span text:style-name="T1">Gewicht_Befund_Fundnummer</text:span></text:p>
          </draw:text-box>
        </draw:frame>
        <draw:connector draw:style-name="gr9" draw:text-style-name="P2" draw:layer="layout" svg:x1="25.177cm" svg:y1="5.102cm" svg:x2="34cm" svg:y2="5.325cm" svg:d="M25177 5102h4412v223h4411" svg:viewBox="0 0 8824 224">
          <text:p/>
        </draw:connector>
        <draw:frame draw:style-name="gr2" draw:text-style-name="P1" draw:layer="layout" svg:width="1.3cm" svg:height="0.645cm" svg:x="29.7cm" svg:y="4.6cm">
          <draw:text-box>
            <text:p><text:span text:style-name="T1">1: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2T14:02:19.997000000</meta:creation-date>
    <meta:editing-duration>PT14H34M27S</meta:editing-duration>
    <meta:editing-cycles>52</meta:editing-cycles>
    <meta:generator>LibreOffice/5.1.6.2$Windows_x86 LibreOffice_project/07ac168c60a517dba0f0d7bc7540f5afa45f0909</meta:generator>
    <dc:date>2019-02-10T18:58:13.960000000</dc:date>
    <meta:document-statistic meta:object-count="48"/>
  </office:meta>
</office:document-meta>
</file>